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4fa33" officeooo:paragraph-rsid="0024fa33"/>
    </style:style>
    <style:style style:name="P8" style:family="paragraph" style:parent-style-name="Text_20_body">
      <style:text-properties officeooo:rsid="0024fa33" officeooo:paragraph-rsid="002ad322"/>
    </style:style>
    <style:style style:name="P9" style:family="paragraph" style:parent-style-name="Text_20_body">
      <style:text-properties officeooo:rsid="0028298d" officeooo:paragraph-rsid="0028298d"/>
    </style:style>
    <style:style style:name="P10" style:family="paragraph" style:parent-style-name="Text_20_body">
      <style:text-properties officeooo:rsid="002957ff" officeooo:paragraph-rsid="002957ff"/>
    </style:style>
    <style:style style:name="P11" style:family="paragraph" style:parent-style-name="Text_20_body">
      <style:text-properties officeooo:rsid="002ad322" officeooo:paragraph-rsid="002ad322"/>
    </style:style>
    <style:style style:name="P12" style:family="paragraph" style:parent-style-name="Heading_20_2">
      <style:paragraph-properties fo:break-before="page"/>
      <style:text-properties officeooo:rsid="002d0a16" officeooo:paragraph-rsid="002d0a16"/>
    </style:style>
    <style:style style:name="P13" style:family="paragraph" style:parent-style-name="Heading_20_3">
      <style:text-properties officeooo:rsid="0028298d" officeooo:paragraph-rsid="0028298d"/>
    </style:style>
    <style:style style:name="P14" style:family="paragraph" style:parent-style-name="Heading_20_3">
      <style:paragraph-properties fo:break-before="page"/>
      <style:text-properties officeooo:rsid="002ad322" officeooo:paragraph-rsid="002ad322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2957ff" officeooo:paragraph-rsid="002ad322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2957ff" officeooo:paragraph-rsid="002d23f0"/>
    </style:style>
    <style:style style:name="P19" style:family="paragraph" style:parent-style-name="Text_20_body" style:list-style-name="L3">
      <style:text-properties officeooo:paragraph-rsid="002ad322"/>
    </style:style>
    <style:style style:name="P20" style:family="paragraph" style:parent-style-name="Text_20_body" style:list-style-name="L3">
      <style:paragraph-properties style:writing-mode="lr-tb"/>
      <style:text-properties officeooo:rsid="0024fa33" officeooo:paragraph-rsid="002ad322"/>
    </style:style>
    <style:style style:name="P21" style:family="paragraph" style:parent-style-name="Text_20_body" style:list-style-name="L3">
      <style:text-properties officeooo:rsid="0024fa33" officeooo:paragraph-rsid="002ad322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fa3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fa33" style:font-weight-asian="normal" style:font-weight-complex="normal"/>
    </style:style>
    <style:style style:name="T6" style:family="text">
      <style:text-properties officeooo:rsid="0028298d"/>
    </style:style>
    <style:style style:name="T7" style:family="text">
      <style:text-properties officeooo:rsid="002957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d0a16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bcca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d0a16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23" style:family="text">
      <style:text-properties officeooo:rsid="002d0a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Prepare</text:h>
      <text:p text:style-name="P7"><text:span text:style-name="T23">Prepare</text:span> CI job operates by <text:span text:style-name="T23">pulling all the technologies’ dependencies into the project, allowing one to have the workspace ready for the following development or production build</text:span>.<text:span text:style-name="T6"> </text:span></text:p>
      <text:p text:style-name="P7"/>
      <text:h text:style-name="P13" text:outline-level="3">Operating Mechanism</text:h>
      <text:p text:style-name="P9">This CI Job executes in series. Parallel executions <text:span text:style-name="T7">are</text:span> available but not recommended since setup sequences can break one another.</text:p>
      <text:p text:style-name="P9"/>
      <text:h text:style-name="P13" text:outline-level="3">Customization</text:h>
      <text:p text:style-name="P10">Setup CI job offers CI job recipe customization for both baseline (<text:span text:style-name="T8">$PROJECT_PATH_SOURCE</text:span>) and tech-specific (e.g. Go for <text:span text:style-name="T8">$PROJECT_GO</text:span>) sources. AutomataCI shall source their <text:span text:style-name="T8">.ci/</text:span><text:span text:style-name="T9">prepare</text:span><text:span text:style-name="T8">_unix-any.sh</text:span> and <text:span text:style-name="T8">.ci/</text:span><text:span text:style-name="T9">prepare</text:span><text:span text:style-name="T8">_windows-any.ps1</text:span> job recipes.</text:p>
      <text:p text:style-name="P10">The execution sequences are as follows:</text:p>
      <text:list xml:id="list3451795374" text:style-name="L1">
        <text:list-item>
          <text:p text:style-name="P16"><text:span text:style-name="T11">automataCI/ci.sh.ps1</text:span><text:span text:style-name="T17"> is being executed </text:span><text:span text:style-name="T18">by user.</text:span></text:p>
        </text:list-item>
        <text:list-item text:style-override="L2">
          <text:p text:style-name="P17"><text:span text:style-name="T11">automataCI/ci.sh.ps1</text:span><text:span text:style-name="T17"> kicks start </text:span><text:span text:style-name="T11">automataCI/ci.sh</text:span><text:span text:style-name="T10"> </text:span><text:span text:style-name="T17">or </text:span><text:span text:style-name="T11">automataCI/ci.ps1</text:span><text:span text:style-name="T21"> </text:span><text:bookmark-start text:name="__DdeLink__367_2360286470"/><text:span text:style-name="T18">(represented as “</text:span><text:span text:style-name="T11">automataCI/ci.</text:span><text:span text:style-name="T12">{</text:span><text:span text:style-name="T11">sh,ps1</text:span><text:span text:style-name="T12">}</text:span><text:span text:style-name="T18">”) </text:span><text:bookmark-end text:name="__DdeLink__367_2360286470"/><text:span text:style-name="T17">depending on host machine’s OS.</text:span></text:p>
        </text:list-item>
        <text:list-item text:style-override="L2">
          <text:p text:style-name="P18"><text:span text:style-name="T11">automataCI/ci.{sh,ps1}</text:span><text:span text:style-name="T17"> sources </text:span><text:span text:style-name="T11">common_unix-</text:span><text:span text:style-name="T14">any.sh</text:span><text:span text:style-name="T20"> or </text:span><text:span text:style-name="T14">common_</text:span><text:span text:style-name="T11">windows-any.ps1</text:span><text:span text:style-name="T17"> </text:span><text:span text:style-name="T18">(represented as “</text:span><text:span text:style-name="T11">common_{unix,windows}-any.{sh,ps1}</text:span><text:span text:style-name="T18">”) <text:s/></text:span><text:span text:style-name="T17">automataCI execution.</text:span></text:p>
        </text:list-item>
        <text:list-item text:style-override="L2">
          <text:p text:style-name="P17"><text:bookmark-start text:name="__DdeLink__369_2360286470"/><text:span text:style-name="T11">common_{unix,windows}-any.{sh,ps1}</text:span><text:bookmark-end text:name="__DdeLink__369_2360286470"/><text:span text:style-name="T17"> sources </text:span><text:span text:style-name="T18">(and implicitly execute)</text:span><text:span text:style-name="T17"> tech-specific customized CI job recipe's </text:span><text:bookmark-start text:name="__DdeLink__288_1146808578"/><text:bookmark-start text:name="__DdeLink__364_2360286470"/><text:span text:style-name="T11">$PROJECT_{TECH}/.ci/</text:span><text:span text:style-name="T16">prepare</text:span><text:span text:style-name="T11">_unix-</text:span><text:span text:style-name="T12">any.sh</text:span><text:bookmark-end text:name="__DdeLink__288_1146808578"/><text:span text:style-name="T18"> or </text:span><text:span text:style-name="T11">$PROJECT_{TECH}/.ci/</text:span><text:span text:style-name="T16">prepare</text:span><text:span text:style-name="T11">_</text:span><text:span text:style-name="T14">windows</text:span><text:span text:style-name="T11">-</text:span><text:span text:style-name="T12">any.</text:span><text:span text:style-name="T14">ps1</text:span><text:span text:style-name="T21">.</text:span><text:bookmark-end text:name="__DdeLink__364_2360286470"/></text:p>
        </text:list-item>
        <text:list-item>
          <text:p text:style-name="P15"><text:span text:style-name="T13">common_{unix,windows}-any.{sh,ps1}</text:span><text:span text:style-name="T19"> sources </text:span><text:span text:style-name="T18">(and implicitly execute)</text:span><text:span text:style-name="T19"> baseline customized CI job recipe's </text:span><text:bookmark-start text:name="__DdeLink__288_1146808578 Copy 1"/><text:span text:style-name="T13">$PROJE</text:span><text:span text:style-name="T14">CT_PATH_SOURCE</text:span><text:span text:style-name="T13">/.ci/</text:span><text:span text:style-name="T16">prepare</text:span><text:span text:style-name="T13">_unix-</text:span><text:span text:style-name="T12">any.sh</text:span><text:bookmark-end text:name="__DdeLink__288_1146808578 Copy 1"/><text:span text:style-name="T18"> or </text:span><text:span text:style-name="T13">$PROJECT_</text:span><text:span text:style-name="T14">PATH_SOURCE</text:span><text:span text:style-name="T13">/.ci/</text:span><text:span text:style-name="T16">prepare</text:span><text:span text:style-name="T13">_</text:span><text:span text:style-name="T14">windows</text:span><text:span text:style-name="T13">-</text:span><text:span text:style-name="T12">any.</text:span><text:span text:style-name="T14">ps1</text:span><text:span text:style-name="T22">.</text:span></text:p>
        </text:list-item>
      </text:list>
      <text:h text:style-name="P14" text:outline-level="3">Default Tech-Specific Recipes</text:h>
      <text:p text:style-name="P11">To ensure AutomataCI can provide warranted operating performances, AutomataCI provides its default tech-specific <text:span text:style-name="T23">prepare</text:span>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7M11S</meta:editing-duration>
    <meta:editing-cycles>3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55:45.862478447</dc:date>
    <dc:creator>Kean Ho Chew</dc:creator>
    <meta:document-statistic meta:table-count="0" meta:image-count="0" meta:object-count="0" meta:page-count="2" meta:paragraph-count="19" meta:word-count="209" meta:character-count="1814" meta:non-whitespace-character-count="1631"/>
    <meta:template xlink:type="simple" xlink:actuate="onRequest" xlink:title="Official Book" xlink:href="../../templates/Book.ott" meta:date="2023-11-17T20:33:17.245827505"/>
  </office:meta>
</office:document-meta>
</file>